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fo:background-color="#ffff00" style:font-size-asian="12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background-color="#ffff00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background-color="#ffff00" style:font-size-asian="10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background-color="#ffff00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2pt" style:font-size-asian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fo:background-color="#ffff00" style:font-size-asian="12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color="#3f7f5f" style:font-name="Monospace" fo:font-size="10pt" style:font-size-asian="10pt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3f7f5f" style:font-name="Monospace" fo:font-size="10pt" style:font-size-asian="10pt" style:font-size-complex="10pt"/>
    </style:style>
    <style:style style:name="P18" style:family="paragraph" style:parent-style-name="Standard">
      <style:paragraph-properties fo:break-before="page"/>
      <style:text-properties fo:color="#3f7f5f" style:font-name="Monospace" fo:font-size="10pt" style:font-size-asian="10pt" style:font-size-complex="10pt"/>
    </style:style>
    <style:style style:name="P19" style:family="paragraph" style:parent-style-name="Standard">
      <style:paragraph-properties fo:break-before="page"/>
      <style:text-properties fo:color="#3f7f5f" style:font-name="Monospace" fo:font-size="12pt" style:font-size-asian="12pt" style:font-size-complex="10pt"/>
    </style:style>
    <style:style style:name="P2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3f7f5f" style:font-name="Monospace" fo:font-size="12pt" style:font-size-asian="12pt" style:font-size-complex="10pt"/>
    </style:style>
    <style:style style:name="P21" style:family="paragraph" style:parent-style-name="Standard">
      <style:text-properties fo:color="#3f7f5f" style:font-name="Monospace" fo:font-size="12pt" style:font-size-asian="12pt" style:font-size-complex="10pt"/>
    </style:style>
    <style:style style:name="T1" style:family="text">
      <style:text-properties fo:color="#7f0055" style:font-name="Monospace" fo:font-size="12pt" fo:font-weight="bold" style:font-size-asian="12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7f0055" style:font-name="Monospace" fo:font-weight="bold" fo:background-color="#ffff00" loext:char-shading-value="0" style:font-weight-asian="bold"/>
    </style:style>
    <style:style style:name="T4" style:family="text">
      <style:text-properties fo:color="#000000" style:font-name="Monospace"/>
    </style:style>
    <style:style style:name="T5" style:family="text">
      <style:text-properties fo:color="#000000" style:font-name="Monospace" fo:font-size="12pt" style:font-size-asian="12pt"/>
    </style:style>
    <style:style style:name="T6" style:family="text">
      <style:text-properties fo:color="#000000" style:font-name="Monospace" fo:font-size="12pt" fo:font-weight="bold" style:font-size-asian="12pt" style:font-weight-asian="bold"/>
    </style:style>
    <style:style style:name="T7" style:family="text">
      <style:text-properties fo:color="#000000" style:font-name="Monospace" fo:font-weight="bold" style:font-weight-asian="bold"/>
    </style:style>
    <style:style style:name="T8" style:family="text">
      <style:text-properties fo:color="#000000" style:font-name="Monospace" fo:font-weight="bold" fo:background-color="#ffff00" loext:char-shading-value="0" style:font-weight-asian="bold"/>
    </style:style>
    <style:style style:name="T9" style:family="text">
      <style:text-properties fo:color="#000000" style:font-name="Monospace" fo:background-color="#ffff00" loext:char-shading-value="0"/>
    </style:style>
    <style:style style:name="T10" style:family="text">
      <style:text-properties fo:color="#000000" style:font-name="Monospace" fo:background-color="#d4d4d4" loext:char-shading-value="0"/>
    </style:style>
    <style:style style:name="T11" style:family="text">
      <style:text-properties fo:color="#2a00ff" style:font-name="Monospace"/>
    </style:style>
    <style:style style:name="T12" style:family="text">
      <style:text-properties fo:color="#2a00ff" style:font-name="Monospace" fo:font-size="12pt" style:font-size-asian="12pt"/>
    </style:style>
    <style:style style:name="T13" style:family="text">
      <style:text-properties fo:color="#3f7f5f" style:font-name="Monospace"/>
    </style:style>
    <style:style style:name="T14" style:family="text">
      <style:text-properties fo:color="#3f7f5f" style:font-name="Monospace" fo:font-size="12pt" style:font-size-asian="12pt"/>
    </style:style>
    <style:style style:name="T15" style:family="text">
      <style:text-properties fo:color="#3f7f5f" style:font-name="Monospace" fo:font-size="12pt" style:text-underline-style="solid" style:text-underline-width="auto" style:text-underline-color="font-color" style:font-size-asian="12pt"/>
    </style:style>
    <style:style style:name="T16" style:family="text">
      <style:text-properties fo:color="#3f7f5f" style:font-name="Monospace" style:text-underline-style="solid" style:text-underline-width="auto" style:text-underline-color="font-color"/>
    </style:style>
    <style:style style:name="T17" style:family="text">
      <style:text-properties fo:color="#005032" style:font-name="Monospace"/>
    </style:style>
    <style:style style:name="T18" style:family="text">
      <style:text-properties fo:color="#005032" style:font-name="Monospace" fo:font-size="12pt" style:font-size-asian="12pt"/>
    </style:style>
    <style:style style:name="T19" style:family="text">
      <style:text-properties fo:color="#005032" style:font-name="Monospace" fo:background-color="#ffff00" loext:char-shading-value="0"/>
    </style:style>
    <style:style style:name="T20" style:family="text">
      <style:text-properties fo:color="#0000c0" style:font-name="Monospace" fo:font-style="italic" style:font-style-asian="italic"/>
    </style:style>
    <style:style style:name="T21" style:family="text">
      <style:text-properties fo:color="#642880" style:font-name="Monospace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#include</text:span><text:span text:style-name="T4"> </text:span><text:span text:style-name="T11">"../includes_usr/userio.h"</text:span></text:p>
      <text:p text:style-name="P7"><text:span text:style-name="T2">#include</text:span><text:span text:style-name="T4"> </text:span><text:span text:style-name="T11">"../includes_usr/fileio.h"</text:span></text:p>
      <text:p text:style-name="P7"><text:span text:style-name="T2">#include</text:span><text:span text:style-name="T4"> </text:span><text:span text:style-name="T11">"../includes_usr/constants.h"</text:span></text:p>
      <text:p text:style-name="P5"/>
      <text:p text:style-name="P7"><text:span text:style-name="T13">//</text:span><text:span text:style-name="T16">int</text:span><text:span text:style-name="T13"> main() {</text:span></text:p>
      <text:p text:style-name="P7"><text:span text:style-name="T13">////<text:tab/>1. Get </text:span><text:span text:style-name="T16">src</text:span><text:span text:style-name="T13"> filename to encrypt from user</text:span></text:p>
      <text:p text:style-name="P12">////<text:tab/>2. load filename</text:p>
      <text:p text:style-name="P7"><text:span text:style-name="T13">////<text:tab/>3. encrypt </text:span><text:span text:style-name="T16">filenamedata</text:span></text:p>
      <text:p text:style-name="P7"><text:span text:style-name="T13">////<text:tab/>4. get </text:span><text:span text:style-name="T16">dest</text:span><text:span text:style-name="T13"> filename to put encrypted data</text:span></text:p>
      <text:p text:style-name="P7"><text:span text:style-name="T13">////<text:tab/>5. save to </text:span><text:span text:style-name="T16">dest</text:span><text:span text:style-name="T13"> filename</text:span></text:p>
      <text:p text:style-name="P12">////<text:tab/>6. go to 1</text:p>
      <text:p text:style-name="P12">//}</text:p>
      <text:p text:style-name="P5"/>
      <text:p text:style-name="P7"><text:span text:style-name="T2">using</text:span><text:span text:style-name="T4"> </text:span><text:span text:style-name="T2">namespace</text:span><text:span text:style-name="T4"> std;</text:span></text:p>
      <text:p text:style-name="P7"><text:span text:style-name="T2">int</text:span><text:span text:style-name="T4"> </text:span><text:span text:style-name="T7">main</text:span><text:span text:style-name="T4">() {</text:span></text:p>
      <text:p text:style-name="P7"><text:span text:style-name="T4"><text:tab/></text:span><text:span text:style-name="T2">while</text:span><text:span text:style-name="T4"> (</text:span><text:span text:style-name="T2">true</text:span><text:span text:style-name="T4">){</text:span></text:p>
      <text:p text:style-name="P7"><text:span text:style-name="T4"><text:tab/><text:tab/></text:span><text:span text:style-name="T13">//<text:tab/>1. Get </text:span><text:span text:style-name="T16">src</text:span><text:span text:style-name="T13"> filename to encrypt from user</text:span></text:p>
      <text:p text:style-name="P7"><text:span text:style-name="T4"><text:tab/><text:tab/></text:span><text:span text:style-name="T19">string</text:span><text:span text:style-name="T9"> filename = kp::input(ASK_FOR_FILE_OR_EXIT_CHAR);</text:span></text:p>
      <text:p text:style-name="P7"><text:span text:style-name="T4"><text:tab/><text:tab/></text:span><text:span text:style-name="T2">if</text:span><text:span text:style-name="T4"> (filename==</text:span><text:span text:style-name="T11">"X"</text:span><text:span text:style-name="T4"> || filename ==</text:span><text:span text:style-name="T11">"x"</text:span><text:span text:style-name="T4">)</text:span></text:p>
      <text:p text:style-name="P7"><text:span text:style-name="T4"><text:tab/><text:tab/><text:tab/></text:span><text:span text:style-name="T2">return</text:span><text:span text:style-name="T4"> </text:span><text:span text:style-name="T9">USERCHOSETOEXIT</text:span><text:span text:style-name="T4">;</text:span></text:p>
      <text:p text:style-name="P5"/>
      <text:p text:style-name="P7"><text:span text:style-name="T4"><text:tab/><text:tab/></text:span><text:span text:style-name="T13">//<text:tab/>2. load filename into data</text:span></text:p>
      <text:p text:style-name="P7"><text:span text:style-name="T4"><text:tab/><text:tab/></text:span><text:span text:style-name="T17">string</text:span><text:span text:style-name="T4"> data;</text:span></text:p>
      <text:p text:style-name="P7"><text:span text:style-name="T4"><text:tab/><text:tab/></text:span><text:span text:style-name="T2">if</text:span><text:span text:style-name="T4"> (!read(filename, data))</text:span></text:p>
      <text:p text:style-name="P7"><text:span text:style-name="T4"><text:tab/><text:tab/><text:tab/></text:span><text:span text:style-name="T2">return</text:span><text:span text:style-name="T4"> </text:span><text:span text:style-name="T9">COULDNOTOPENFILE</text:span><text:span text:style-name="T4">;</text:span></text:p>
      <text:p text:style-name="P5"/>
      <text:p text:style-name="P7"><text:span text:style-name="T4"><text:tab/><text:tab/></text:span><text:span text:style-name="T13">//<text:tab/>deal with the data</text:span></text:p>
      <text:p text:style-name="P5"/>
      <text:p text:style-name="P7"><text:span text:style-name="T4"><text:tab/><text:tab/></text:span><text:span text:style-name="T13">//<text:tab/>4. get </text:span><text:span text:style-name="T16">dest</text:span><text:span text:style-name="T13"> filename to put encrypted data</text:span></text:p>
      <text:p text:style-name="P7"><text:span text:style-name="T4"><text:tab/><text:tab/></text:span><text:span text:style-name="T9">filename = kp::input(ASK_FOR_FILE_TO_STORE_DATA);</text:span></text:p>
      <text:p text:style-name="P6"/>
      <text:p text:style-name="P7"><text:span text:style-name="T4"><text:tab/><text:tab/></text:span><text:span text:style-name="T13">//<text:tab/>5. save to </text:span><text:span text:style-name="T16">dest</text:span><text:span text:style-name="T13"> filename</text:span></text:p>
      <text:p text:style-name="P7"><text:span text:style-name="T4"><text:tab/><text:tab/></text:span><text:span text:style-name="T2">if</text:span><text:span text:style-name="T4"> (!write(filename, data))</text:span></text:p>
      <text:p text:style-name="P7"><text:span text:style-name="T4"><text:tab/><text:tab/><text:tab/><text:tab/><text:tab/></text:span><text:span text:style-name="T2">return</text:span><text:span text:style-name="T4"> </text:span><text:span text:style-name="T9">COULDNOTOPENFILE</text:span><text:span text:style-name="T4">;</text:span></text:p>
      <text:p text:style-name="P5"/>
      <text:p text:style-name="P14"><text:tab/>}</text:p>
      <text:p text:style-name="P14">}</text:p>
      <text:p text:style-name="P1"/>
      <text:p text:style-name="P18">/*</text:p>
      <text:p text:style-name="P12"><text:s/>* fileio.cpp</text:p>
      <text:p text:style-name="P12"><text:s/>*</text:p>
      <text:p text:style-name="P7"><text:span text:style-name="T13"><text:s/>* <text:s/>Created on: </text:span><text:span text:style-name="T16">Sep</text:span><text:span text:style-name="T13"> 14, 2017</text:span></text:p>
      <text:p text:style-name="P7"><text:span text:style-name="T13"><text:s/>* <text:s text:c="5"/>Author: </text:span><text:span text:style-name="T16">keith</text:span></text:p>
      <text:p text:style-name="P12"><text:s/>*/</text:p>
      <text:p text:style-name="P7"><text:span text:style-name="T2">#include</text:span><text:span text:style-name="T4"> </text:span><text:span text:style-name="T11">&lt;iostream&gt;</text:span></text:p>
      <text:p text:style-name="P7"><text:span text:style-name="T2">#include</text:span><text:span text:style-name="T4"> </text:span><text:span text:style-name="T11">&lt;fstream&gt;</text:span></text:p>
      <text:p text:style-name="P7"><text:span text:style-name="T2">#include</text:span><text:span text:style-name="T4"> </text:span><text:span text:style-name="T11">"../includes_usr/fileio.h"</text:span></text:p>
      <text:p text:style-name="P7"><text:span text:style-name="T2">using</text:span><text:span text:style-name="T4"> </text:span><text:span text:style-name="T2">namespace</text:span><text:span text:style-name="T4"> std;</text:span></text:p>
      <text:p text:style-name="P7"><text:span text:style-name="T3">bool</text:span><text:span text:style-name="T9"> </text:span><text:span text:style-name="T8">read</text:span><text:span text:style-name="T9">(</text:span><text:span text:style-name="T3">const</text:span><text:span text:style-name="T9"> std::</text:span><text:span text:style-name="T19">string</text:span><text:span text:style-name="T9"> filename, std::</text:span><text:span text:style-name="T19">string</text:span><text:span text:style-name="T9"> &amp;filedata) </text:span><text:span text:style-name="T4">{</text:span></text:p>
      <text:p text:style-name="P7"><text:span text:style-name="T4"><text:tab/></text:span><text:span text:style-name="T17">ifstream</text:span><text:span text:style-name="T4"> myInputfile;</text:span></text:p>
      <text:p text:style-name="P7"><text:span text:style-name="T4"><text:tab/>myInputfile.open(filename.c_str(), </text:span><text:span text:style-name="T17">ios</text:span><text:span text:style-name="T4">::</text:span><text:span text:style-name="T20">in</text:span><text:span text:style-name="T4">); </text:span><text:span text:style-name="T13">//could open with <text:s/>flags <text:tab/><text:tab/><text:tab/><text:tab/><text:tab/><text:tab/><text:tab/><text:tab/><text:tab/> <text:s text:c="2"/>//myfile.open(MYFILE, </text:span><text:span text:style-name="T16">ios</text:span><text:span text:style-name="T13">::in)</text:span></text:p>
      <text:p text:style-name="P7"><text:span text:style-name="T4"><text:tab/><text:tab/><text:tab/><text:tab/><text:tab/><text:tab/><text:tab/><text:tab/></text:span><text:span text:style-name="T13">//note the .c_str() call on MYFILE</text:span></text:p>
      <text:p text:style-name="P7"><text:span text:style-name="T4"><text:tab/></text:span><text:span text:style-name="T2">if</text:span><text:span text:style-name="T4"> (!myInputfile.is_open())</text:span></text:p>
      <text:p text:style-name="P7"><text:span text:style-name="T4"><text:tab/><text:tab/></text:span><text:span text:style-name="T2">return</text:span><text:span text:style-name="T4"> </text:span><text:span text:style-name="T2">false</text:span><text:span text:style-name="T4">;</text:span></text:p>
      <text:p text:style-name="P5"/>
      <text:p text:style-name="P7"><text:span text:style-name="T4"><text:tab/></text:span><text:span text:style-name="T13">//read the data</text:span></text:p>
      <text:p text:style-name="P7"><text:span text:style-name="T4"><text:tab/>std::</text:span><text:span text:style-name="T17">string</text:span><text:span text:style-name="T4"> line;</text:span></text:p>
      <text:p text:style-name="P7"><text:span text:style-name="T4"><text:tab/></text:span><text:span text:style-name="T2">while</text:span><text:span text:style-name="T4"> (!myInputfile.eof()) {<text:tab/><text:tab/><text:tab/></text:span><text:span text:style-name="T13">//exits when reach end of file</text:span></text:p>
      <text:p text:style-name="P7"><text:span text:style-name="T4"><text:tab/><text:tab/></text:span><text:span text:style-name="T21">getline</text:span><text:span text:style-name="T4">(myInputfile, line);<text:tab/><text:tab/></text:span><text:span text:style-name="T13">//gets a line up to '/n' char</text:span></text:p>
      <text:p text:style-name="P14"><text:tab/><text:tab/>filedata += line;</text:p>
      <text:p text:style-name="P14"><text:tab/>}</text:p>
      <text:p text:style-name="P14"><text:tab/>myInputfile.close();</text:p>
      <text:p text:style-name="P7"><text:span text:style-name="T4"><text:tab/></text:span><text:span text:style-name="T2">return</text:span><text:span text:style-name="T4"> </text:span><text:span text:style-name="T2">true</text:span><text:span text:style-name="T4">;</text:span></text:p>
      <text:p text:style-name="P14">}</text:p>
      <text:p text:style-name="P5"/>
      <text:p text:style-name="P7"><text:span text:style-name="T3">bool</text:span><text:span text:style-name="T9"> </text:span><text:span text:style-name="T8">write</text:span><text:span text:style-name="T9">(</text:span><text:span text:style-name="T3">const</text:span><text:span text:style-name="T9"> std::</text:span><text:span text:style-name="T19">string</text:span><text:span text:style-name="T9"> filename, std::</text:span><text:span text:style-name="T19">string</text:span><text:span text:style-name="T9"> &amp;filedata) </text:span><text:span text:style-name="T4">{</text:span></text:p>
      <text:p text:style-name="P7"><text:span text:style-name="T4"><text:tab/></text:span><text:span text:style-name="T17">ofstream</text:span><text:span text:style-name="T4"> myOutputfile;</text:span></text:p>
      <text:p text:style-name="P7"><text:span text:style-name="T4"><text:tab/>myOutputfile.open(filename.c_str());</text:span><text:span text:style-name="T13">//could open with <text:s/>flags <text:tab/><text:tab/><text:tab/><text:tab/><text:tab/><text:tab/><text:tab/><text:tab/><text:tab/>//myfile.open(MYFILE, </text:span><text:span text:style-name="T16">ios</text:span><text:span text:style-name="T13">::out)</text:span></text:p>
      <text:p text:style-name="P7"><text:span text:style-name="T4"><text:tab/><text:tab/><text:tab/><text:tab/><text:tab/><text:tab/><text:tab/></text:span><text:span text:style-name="T13">//note the .c_str() call on MYFILE</text:span></text:p>
      <text:p text:style-name="P7"><text:span text:style-name="T4"><text:tab/></text:span><text:span text:style-name="T2">if</text:span><text:span text:style-name="T4"> (!myOutputfile.is_open())</text:span></text:p>
      <text:p text:style-name="P7"><text:span text:style-name="T4"><text:tab/><text:tab/><text:tab/></text:span><text:span text:style-name="T2">return</text:span><text:span text:style-name="T4"> </text:span><text:span text:style-name="T2">false</text:span><text:span text:style-name="T4">;</text:span></text:p>
      <text:p text:style-name="P5"/>
      <text:p text:style-name="P14"><text:tab/>myOutputfile &lt;&lt; filedata;</text:p>
      <text:p text:style-name="P14"><text:tab/>myOutputfile.close();</text:p>
      <text:p text:style-name="P7"><text:span text:style-name="T4"><text:tab/></text:span><text:span text:style-name="T2">return</text:span><text:span text:style-name="T4"> </text:span><text:span text:style-name="T2">true</text:span><text:span text:style-name="T4">;</text:span></text:p>
      <text:p text:style-name="P14">}</text:p>
      <text:p text:style-name="P14"/>
      <text:p text:style-name="P16">/*</text:p>
      <text:p text:style-name="P12"><text:s/>* userio.cpp</text:p>
      <text:p text:style-name="P12"><text:s/>*</text:p>
      <text:p text:style-name="P7"><text:span text:style-name="T13"><text:s/>* <text:s/>Created on: </text:span><text:span text:style-name="T16">Sep</text:span><text:span text:style-name="T13"> 14, 2017</text:span></text:p>
      <text:p text:style-name="P7"><text:span text:style-name="T13"><text:s/>* <text:s text:c="5"/>Author: </text:span><text:span text:style-name="T16">keith</text:span></text:p>
      <text:p text:style-name="P12"><text:s/>*/</text:p>
      <text:p text:style-name="P7"><text:span text:style-name="T2">#include</text:span><text:span text:style-name="T4"> </text:span><text:span text:style-name="T11">&lt;iostream&gt;</text:span></text:p>
      <text:p text:style-name="P7"><text:span text:style-name="T2">#include</text:span><text:span text:style-name="T4"> </text:span><text:span text:style-name="T11">"../includes_usr/userio.h"</text:span></text:p>
      <text:p text:style-name="P5"/>
      <text:p text:style-name="P7"><text:span text:style-name="T2">using</text:span><text:span text:style-name="T4"> </text:span><text:span text:style-name="T2">namespace</text:span><text:span text:style-name="T4"> std;</text:span></text:p>
      <text:p text:style-name="P8"><text:span text:style-name="T2">namespace</text:span><text:span text:style-name="T4"> kp {</text:span></text:p>
      <text:p text:style-name="P8"><text:span text:style-name="T4"><text:tab/>std::</text:span><text:span text:style-name="T17">string</text:span><text:span text:style-name="T4"> </text:span><text:span text:style-name="T7">input</text:span><text:span text:style-name="T4">(</text:span><text:span text:style-name="T2">const</text:span><text:span text:style-name="T4"> std::</text:span><text:span text:style-name="T17">string</text:span><text:span text:style-name="T4"> &amp;phrase) {</text:span></text:p>
      <text:p text:style-name="P7"><text:span text:style-name="T4"><text:tab/><text:tab/>cout &lt;&lt; phrase &lt;&lt; </text:span><text:span text:style-name="T21">endl</text:span><text:span text:style-name="T4">;</text:span></text:p>
      <text:p text:style-name="P7"><text:span text:style-name="T4"><text:tab/><text:tab/></text:span><text:span text:style-name="T17">string</text:span><text:span text:style-name="T4"> input;</text:span></text:p>
      <text:p text:style-name="P14"><text:tab/><text:tab/>cin &gt;&gt; input;</text:p>
      <text:p text:style-name="P7"><text:span text:style-name="T4"><text:tab/><text:tab/></text:span><text:span text:style-name="T2">return</text:span><text:span text:style-name="T4"> input;</text:span></text:p>
      <text:p text:style-name="P14"><text:tab/>}</text:p>
      <text:p text:style-name="P7"><text:span text:style-name="T4"><text:tab/></text:span><text:span text:style-name="T3">void</text:span><text:span text:style-name="T9"> </text:span><text:span text:style-name="T8">output</text:span><text:span text:style-name="T9">(</text:span><text:span text:style-name="T3">const</text:span><text:span text:style-name="T9"> std::</text:span><text:span text:style-name="T19">string</text:span><text:span text:style-name="T9"> &amp;phrase) </text:span><text:span text:style-name="T4">{</text:span></text:p>
      <text:p text:style-name="P7"><text:span text:style-name="T4"><text:tab/><text:tab/>cout &lt;&lt; phrase &lt;&lt; </text:span><text:span text:style-name="T21">endl</text:span><text:span text:style-name="T4">;</text:span></text:p>
      <text:p text:style-name="P14"><text:tab/>}</text:p>
      <text:p text:style-name="P14">}</text:p>
      <text:p text:style-name="P14"/>
      <text:p text:style-name="P5"/>
      <text:p text:style-name="P1"/>
      <text:p text:style-name="P19">/*</text:p>
      <text:p text:style-name="P13"><text:s/>* constants.h</text:p>
      <text:p text:style-name="P13"><text:s/>*</text:p>
      <text:p text:style-name="P2"><text:span text:style-name="T14"><text:s/>* <text:s/>Created on: </text:span><text:span text:style-name="T15">Sep</text:span><text:span text:style-name="T14"> 14, 2017</text:span></text:p>
      <text:p text:style-name="P2"><text:span text:style-name="T14"><text:s/>* <text:s text:c="5"/>Author: </text:span><text:span text:style-name="T15">keith</text:span></text:p>
      <text:p text:style-name="P13"><text:s/>*/</text:p>
      <text:p text:style-name="P3"/>
      <text:p text:style-name="P7"><text:span text:style-name="T2">#ifndef</text:span><text:span text:style-name="T4"> </text:span><text:span text:style-name="T10">INCLUDES_USR_CONSTANTS_H_</text:span></text:p>
      <text:p text:style-name="P7"><text:span text:style-name="T2">#define</text:span><text:span text:style-name="T4"> INCLUDES_USR_CONSTANTS_H_</text:span></text:p>
      <text:p text:style-name="P7"><text:span text:style-name="T2">#include</text:span><text:span text:style-name="T4"> </text:span><text:span text:style-name="T11">&lt;string&gt;</text:span></text:p>
      <text:p text:style-name="P5"/>
      <text:p text:style-name="P8"><text:span text:style-name="T2">const</text:span><text:span text:style-name="T4"> std::</text:span><text:span text:style-name="T17">string</text:span><text:span text:style-name="T4"> ASK_FOR_FILE_OR_EXIT_CHAR = </text:span><text:span text:style-name="T11">"Please enter a filename or X to exit"</text:span><text:span text:style-name="T4">;</text:span></text:p>
      <text:p text:style-name="P8"><text:span text:style-name="T2">const</text:span><text:span text:style-name="T4"> std::</text:span><text:span text:style-name="T17">string</text:span><text:span text:style-name="T4"> ASK_FOR_FILE_TO_STORE_DATA = </text:span><text:span text:style-name="T11">"Please enter a file to store data"</text:span><text:span text:style-name="T4">;</text:span></text:p>
      <text:p text:style-name="P6"/>
      <text:p text:style-name="P8"><text:span text:style-name="T2">const</text:span><text:span text:style-name="T4"> </text:span><text:span text:style-name="T2">int</text:span><text:span text:style-name="T4"> SUCCESS <text:tab/><text:tab/><text:tab/><text:tab/><text:tab/><text:tab/>= 0;</text:span></text:p>
      <text:p text:style-name="P8"><text:span text:style-name="T2">const</text:span><text:span text:style-name="T4"> </text:span><text:span text:style-name="T2">int</text:span><text:span text:style-name="T4"> USERCHOSETOEXIT <text:tab/><text:tab/><text:tab/><text:tab/>= -1;</text:span></text:p>
      <text:p text:style-name="P8"><text:span text:style-name="T2">const</text:span><text:span text:style-name="T4"> </text:span><text:span text:style-name="T2">int</text:span><text:span text:style-name="T4"> COULDNOTOPENFILE <text:tab/><text:tab/><text:tab/><text:tab/>= -2;</text:span></text:p>
      <text:p text:style-name="P5"/>
      <text:p text:style-name="P10"><text:span text:style-name="T2">#endif</text:span><text:span text:style-name="T4"> </text:span><text:span text:style-name="T13">/* INCLUDES_USR_CONSTANTS_H_ */</text:span></text:p>
      <text:p text:style-name="P17"/>
      <text:p text:style-name="P12"/>
      <text:p text:style-name="P1"><text:span text:style-name="T1">#ifndef</text:span><text:span text:style-name="T5"> FILEIO_FILEIO_H_</text:span></text:p>
      <text:p text:style-name="P2"><text:span text:style-name="T1">#define</text:span><text:span text:style-name="T5"> FILEIO_FILEIO_H_</text:span></text:p>
      <text:p text:style-name="P2"><text:span text:style-name="T1">#include</text:span><text:span text:style-name="T5"> </text:span><text:span text:style-name="T12">&lt;string&gt;</text:span></text:p>
      <text:p text:style-name="P3"/>
      <text:p text:style-name="P9"><text:span text:style-name="T1">bool</text:span><text:span text:style-name="T5"> </text:span><text:span text:style-name="T6">read</text:span><text:span text:style-name="T5">(</text:span><text:span text:style-name="T1">const</text:span><text:span text:style-name="T5"> std::</text:span><text:span text:style-name="T18">string</text:span><text:span text:style-name="T5"> filename, std::</text:span><text:span text:style-name="T18">string</text:span><text:span text:style-name="T5"> &amp;filedata);</text:span></text:p>
      <text:p text:style-name="P9"><text:span text:style-name="T1">bool</text:span><text:span text:style-name="T5"> </text:span><text:span text:style-name="T6">write</text:span><text:span text:style-name="T5">(</text:span><text:span text:style-name="T1">const</text:span><text:span text:style-name="T5"> std::</text:span><text:span text:style-name="T18">string</text:span><text:span text:style-name="T5"> filename, std::</text:span><text:span text:style-name="T18">string</text:span><text:span text:style-name="T5"> &amp;filedata);</text:span></text:p>
      <text:p text:style-name="P4"/>
      <text:p text:style-name="P11"><text:span text:style-name="T1">#endif</text:span><text:span text:style-name="T5"> </text:span><text:span text:style-name="T14">/* FILEIO_FILEIO_H_ */</text:span></text:p>
      <text:p text:style-name="P20"/>
      <text:p text:style-name="P21"/>
      <text:p text:style-name="P1"><text:span text:style-name="T1">#ifndef</text:span><text:span text:style-name="T5"> USERIO_USERIO_H_</text:span></text:p>
      <text:p text:style-name="P2"><text:span text:style-name="T1">#define</text:span><text:span text:style-name="T5"> USERIO_USERIO_H_</text:span></text:p>
      <text:p text:style-name="P2"><text:span text:style-name="T1">#include</text:span><text:span text:style-name="T5"> </text:span><text:span text:style-name="T12">&lt;string&gt;</text:span></text:p>
      <text:p text:style-name="P3"/>
      <text:p text:style-name="P9"><text:span text:style-name="T1">namespace</text:span><text:span text:style-name="T5"> kp{</text:span></text:p>
      <text:p text:style-name="P9"><text:span text:style-name="T5"><text:tab/>std::</text:span><text:span text:style-name="T18">string</text:span><text:span text:style-name="T5"> </text:span><text:span text:style-name="T6">input</text:span><text:span text:style-name="T5">(</text:span><text:span text:style-name="T1">const</text:span><text:span text:style-name="T5"> std::</text:span><text:span text:style-name="T18">string</text:span><text:span text:style-name="T5"> &amp;phrase);</text:span></text:p>
      <text:p text:style-name="P9"><text:span text:style-name="T5"><text:tab/></text:span><text:span text:style-name="T1">void</text:span><text:span text:style-name="T5"> </text:span><text:span text:style-name="T6">output</text:span><text:span text:style-name="T5">(</text:span><text:span text:style-name="T1">const</text:span><text:span text:style-name="T5"> std::</text:span><text:span text:style-name="T18">string</text:span><text:span text:style-name="T5"> &amp;phrase);</text:span></text:p>
      <text:p text:style-name="P15">}</text:p>
      <text:p text:style-name="P3"/>
      <text:p text:style-name="P2"><text:span text:style-name="T1">#endif</text:span><text:span text:style-name="T5"> </text:span><text:span text:style-name="T14">/* USERIO_USERIO_H_ */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4:44:39.236050908</meta:creation-date>
    <meta:editing-duration>PT1M51S</meta:editing-duration>
    <meta:editing-cycles>2</meta:editing-cycles>
    <meta:generator>LibreOffice/5.1.6.2$Linux_X86_64 LibreOffice_project/10m0$Build-2</meta:generator>
    <dc:date>2018-02-05T14:57:21.706385369</dc:date>
    <meta:document-statistic meta:table-count="0" meta:image-count="0" meta:object-count="0" meta:page-count="4" meta:paragraph-count="114" meta:word-count="390" meta:character-count="3038" meta:non-whitespace-character-count="2599"/>
  </office:meta>
</office:document-meta>
</file>